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6.18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55.63mm"/>
    </style:style>
    <style:style style:name="co12" style:family="table-column">
      <style:table-column-properties fo:break-before="auto" style:column-width="30.04mm"/>
    </style:style>
    <style:style style:name="co1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-33%"/>
    </style:style>
  </office:automatic-styles>
  <office:body>
    <office:spreadsheet>
      <table:calculation-settings table:automatic-find-labels="false"/>
      <table:table table:name="Parametry" table:style-name="ta1"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ametr</text:p>
          </table:table-cell>
          <table:table-cell table:style-name="ce1" office:value-type="string" calcext:value-type="string" table:number-columns-spanned="3" table:number-rows-spanned="1">
            <text:p>Wartość</text:p>
          </table:table-cell>
          <table:covered-table-cell table:number-columns-repeated="2" table:style-name="Default"/>
          <table:table-cell table:style-name="ce1" office:value-type="string" calcext:value-type="string" table:number-columns-spanned="1" table:number-rows-spanned="2">
            <text:p>Jednostka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2" office:value-type="string" calcext:value-type="string">
            <text:p>Producenta</text:p>
          </table:table-cell>
          <table:table-cell table:style-name="ce2" office:value-type="string" calcext:value-type="string">
            <text:p>Zmierzona (wyliczona)</text:p>
          </table:table-cell>
          <table:table-cell table:style-name="ce2" office:value-type="string" calcext:value-type="string">
            <text:p>Zidentyfikowana</text:p>
          </table:table-cell>
          <table:covered-table-cell table:style-name="ce2"/>
          <table:table-cell table:style-name="ce7" table:number-columns-repeated="101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7D × 68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18,75:1 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ed voltage</text:p>
          </table:table-cell>
          <table:table-cell table:style-name="ce5" office:value-type="float" office:value="12" calcext:value-type="float">
            <text:p>12,00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-run speed @ rated voltage</text:p>
          </table:table-cell>
          <table:table-cell office:value-type="float" office:value="52.3598775" calcext:value-type="float">
            <text:p>52,3598775</text:p>
          </table:table-cell>
          <table:table-cell office:value-type="float" office:value="58.2666044585" calcext:value-type="float">
            <text:p>58,2666044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d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-run current @ rated voltage</text:p>
          </table:table-cell>
          <table:table-cell table:style-name="ce5" office:value-type="float" office:value="0.3" calcext:value-type="float">
            <text:p>0,3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ll current @ rated voltage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ll torque @ rated voltage</text:p>
          </table:table-cell>
          <table:table-cell office:value-type="float" office:value="0.59317035399972" calcext:value-type="float">
            <text:p>0,5931703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*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office:value-type="string" calcext:value-type="string">
            <text:p>-</text:p>
          </table:table-cell>
          <table:table-cell table:formula="of:=[.C7]/[.B10]" office:value-type="float" office:value="2.39" calcext:value-type="float">
            <text:p>2,39</text:p>
          </table:table-cell>
          <table:table-cell office:value-type="float" office:value="2.1448667057421" calcext:value-type="float">
            <text:p>2,1448667057</text:p>
          </table:table-cell>
          <table:table-cell office:value-type="string" calcext:value-type="string">
            <text:p>Ω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office:value-type="string" calcext:value-type="string">
            <text:p>-</text:p>
          </table:table-cell>
          <table:table-cell table:formula="of:=([.C7]-[.C12]*[.C9])/[.C8]" office:value-type="float" office:value="0.19565753154742" calcext:value-type="float">
            <text:p>0,1956575315</text:p>
          </table:table-cell>
          <table:table-cell office:value-type="float" office:value="0.19276947868618" calcext:value-type="float">
            <text:p>0,1927694787</text:p>
          </table:table-cell>
          <table:table-cell office:value-type="string" calcext:value-type="string">
            <text:p>V*s/r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office:value-type="string" calcext:value-type="string">
            <text:p>-</text:p>
          </table:table-cell>
          <table:table-cell table:formula="of:=[.C13]" office:value-type="float" office:value="0.19565753154742" calcext:value-type="float">
            <text:p>0,1956575315</text:p>
          </table:table-cell>
          <table:table-cell table:formula="of:=[.D13]" office:value-type="float" office:value="0.19276947868618" calcext:value-type="float">
            <text:p>0,1927694787</text:p>
          </table:table-cell>
          <table:table-cell office:value-type="string" calcext:value-type="string">
            <text:p>N*m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or viscous friction coeff. (<text:span text:style-name="T1">β</text:span>)</text:p>
          </table:table-cell>
          <table:table-cell office:value-type="string" calcext:value-type="string">
            <text:p>-</text:p>
          </table:table-cell>
          <table:table-cell table:formula="of:=([.C13]-[.B21]*[.C13]*[.C13])/([.B21]*[.C12])" office:value-type="float" office:value="0.000149677975127846" calcext:value-type="float">
            <text:p>0,000149678</text:p>
          </table:table-cell>
          <table:table-cell office:value-type="float" office:value="0.000980862938833628" calcext:value-type="float">
            <text:p>0,0009808629</text:p>
          </table:table-cell>
          <table:table-cell office:value-type="string" calcext:value-type="string">
            <text:p>N*m*s/r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or static friction coeff. (<text:span text:style-name="T1">b</text:span>)</text:p>
          </table:table-cell>
          <table:table-cell office:value-type="string" calcext:value-type="string">
            <text:p>-</text:p>
          </table:table-cell>
          <table:table-cell table:formula="of:=[.B22]*([.C13]^2/[.C12]+[.C15])" office:value-type="float" office:value="0.017355509689794" calcext:value-type="float">
            <text:p>0,0173555097</text:p>
          </table:table-cell>
          <table:table-cell office:value-type="float" office:value="0.019029892" calcext:value-type="float">
            <text:p>0,019029892</text:p>
          </table:table-cell>
          <table:table-cell office:value-type="string" calcext:value-type="string">
            <text:p>N*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or inductance (<text:span text:style-name="T1">L</text:span>)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wartość intencjonalnie wyzerow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shaft inertia (<text:span text:style-name="T1">J</text:span>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float" office:value="0.001175601236098" calcext:value-type="float">
            <text:p>0,0011756012</text:p>
          </table:table-cell>
          <table:table-cell table:style-name="ce3" office:value-type="string" calcext:value-type="string">
            <text:p>N*m*s^2/rad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Parametry identyfikacji zależności Ω od U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K1</text:p>
          </table:table-cell>
          <table:table-cell table:style-name="Default" table:formula="of:=AVERAGE(5.0591527273;5.068153533)" office:value-type="float" office:value="5.06365313015" calcext:value-type="float">
            <text:p>5,063653130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K2</text:p>
          </table:table-cell>
          <table:table-cell table:style-name="Default" table:formula="of:=AVERAGE(1.0680286292;1.0789743494)" office:value-type="float" office:value="1.0735014893" calcext:value-type="float">
            <text:p>1,0735014893</text:p>
          </table:table-cell>
          <table:table-cell table:style-name="Default" table:number-columns-repeated="3"/>
          <table:table-cell table:number-columns-repeated="1019"/>
        </table:table-row>
      </table:table>
      <table:table table:name="Stare Parametry" table:style-name="ta1">
        <table:shapes>
          <draw:frame draw:z-index="0" draw:style-name="gr1" draw:text-style-name="P1" svg:width="159.96mm" svg:height="89.96mm" svg:x="170.94mm" svg:y="40.04mm">
            <loext:p draw:notify-on-update-of-ranges="'Stare Parametry'.H7:'Stare Parametry'.H8 'Stare Parametry'.I6:'Stare Parametry'.I6 'Stare Parametry'.I7:'Stare Parametry'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Parametr</text:p>
          </table:table-cell>
          <table:table-cell table:style-name="ce8" office:value-type="string" calcext:value-type="string">
            <text:p>Wartość prod.</text:p>
          </table:table-cell>
          <table:table-cell table:style-name="ce8" office:value-type="string" calcext:value-type="string">
            <text:p>Jednostka</text:p>
          </table:table-cell>
          <table:table-cell table:style-name="ce8" office:value-type="string" calcext:value-type="string">
            <text:p>Wartość [SI]</text:p>
          </table:table-cell>
          <table:table-cell table:style-name="ce8" office:value-type="string" calcext:value-type="string">
            <text:p>Jednostka [SI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style-name="ce6" office:value-type="string" calcext:value-type="string">
            <text:p>37D × 68L</text:p>
          </table:table-cell>
          <table:table-cell table:style-name="ce6" office:value-type="string" calcext:value-type="string">
            <text:p>m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string" calcext:value-type="string">
            <text:p>g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haft diamet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ar ratio</text:p>
          </table:table-cell>
          <table:table-cell table:style-name="ce6" office:value-type="string" calcext:value-type="string">
            <text:p>18,75:1 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Free-run speed @ 6V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rpm</text:p>
          </table:table-cell>
          <table:table-cell office:value-type="float" office:value="26.808257279987" calcext:value-type="float">
            <text:p>26,80825728</text:p>
          </table:table-cell>
          <table:table-cell office:value-type="string" calcext:value-type="string">
            <text:p>rad/s</text:p>
          </table:table-cell>
          <table:table-cell table:number-columns-repeated="2"/>
          <table:table-cell office:value-type="string" calcext:value-type="string">
            <text:p>Free run speed</text:p>
          </table:table-cell>
          <table:table-cell office:value-type="string" calcext:value-type="string">
            <text:p>Free run torque</text:p>
          </table:table-cell>
        </table:table-row>
        <table:table-row table:style-name="ro1">
          <table:table-cell office:value-type="string" calcext:value-type="string">
            <text:p>Free-run current @ 6V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6" office:value-type="float" office:value="26.808257279987" calcext:value-type="float">
            <text:p>26,80825728</text:p>
          </table:table-cell>
          <table:table-cell table:formula="of:=[.$D$17]*[.D7]" office:value-type="float" office:value="0.0538580328038652" calcext:value-type="float">
            <text:p>0,0538580328</text:p>
          </table:table-cell>
        </table:table-row>
        <table:table-row table:style-name="ro1">
          <table:table-cell office:value-type="string" calcext:value-type="string">
            <text:p>Stall current @ 6V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6" office:value-type="float" office:value="52.3598774999747" calcext:value-type="float">
            <text:p>52,3598775</text:p>
          </table:table-cell>
          <table:table-cell table:formula="of:=[.$D$17]*[.D11]" office:value-type="float" office:value="0.0646296393646382" calcext:value-type="float">
            <text:p>0,0646296394</text:p>
          </table:table-cell>
        </table:table-row>
        <table:table-row table:style-name="ro1">
          <table:table-cell office:value-type="string" calcext:value-type="string">
            <text:p>Stall torque @ 6V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oz*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speed @ 12V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rpm</text:p>
          </table:table-cell>
          <table:table-cell office:value-type="float" office:value="52.3598774999747" calcext:value-type="float">
            <text:p>52,3598775</text:p>
          </table:table-cell>
          <table:table-cell office:value-type="string" calcext:value-type="string">
            <text:p>rad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current @ 12V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mA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current @ 12V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torque @ 12V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oz*in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 lengt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</text:p>
          </table:table-cell>
          <table:table-cell office:value-type="float" office:value="0.2794" calcext:value-type="float">
            <text:p>0,27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d voltag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table:number-columns-repeated="2"/>
          <table:table-cell table:formula="of:=[.D15]/[.D12]"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table:number-columns-repeated="2"/>
          <table:table-cell table:formula="of:=([.D15]-[.D16]*[.D11])/[.D10]" office:value-type="float" office:value="0.215432131215461" calcext:value-type="float">
            <text:p>0,2154321312</text:p>
          </table:table-cell>
          <table:table-cell office:value-type="string" calcext:value-type="string">
            <text:p>V*s/ra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table:number-columns-repeated="2"/>
          <table:table-cell table:formula="of:=[.D17]" office:value-type="float" office:value="0.215432131215461" calcext:value-type="float">
            <text:p>0,2154321312</text:p>
          </table:table-cell>
          <table:table-cell office:value-type="string" calcext:value-type="string">
            <text:p>N*m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 damping (<text:span text:style-name="T1">β</text:span>)</text:p>
          </table:table-cell>
          <table:table-cell table:number-columns-repeated="2"/>
          <table:table-cell table:formula="of:=[.D18]*([.D11]/[.D10])" office:value-type="float" office:value="0.00123433519042648" calcext:value-type="float">
            <text:p>0,0012343352</text:p>
          </table:table-cell>
          <table:table-cell office:value-type="string" calcext:value-type="string">
            <text:p>N*m*s/rad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formula="of:=0.0452730586/[.D18]*[.D16]" office:value-type="float" office:value="0.504359957945782" calcext:value-type="float">
            <text:p>0,5043599579</text:p>
          </table:table-cell>
          <table:table-cell table:formula="of:=[.A26]/12*100" office:value-type="float" office:value="4.20299964954818" calcext:value-type="float">
            <text:p>4,2029996495</text:p>
          </table:table-cell>
          <table:table-cell/>
          <table:table-cell table:style-name="Default" office:value-type="float" office:value="0.22918311831432" calcext:value-type="float">
            <text:p>0,2291831183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old K_t</text:p>
          </table:table-cell>
          <table:table-cell table:style-name="ce6" office:value-type="float" office:value="0.118634070799944" calcext:value-type="float">
            <text:p>0,1186340708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table table:name="Arkusz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approx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motive force constant (Ke)</text:p>
          </table:table-cell>
          <table:table-cell office:value-type="string" calcext:value-type="string">
            <text:p>0,0234375÷0,024</text:p>
          </table:table-cell>
          <table:table-cell office:value-type="string" calcext:value-type="string">
            <text:p>[V/rpm]</text:p>
          </table:table-cell>
          <table:table-cell table:formula="of:=0.024/9.554" office:value-type="float" office:value="0.00251203684320703" calcext:value-type="float">
            <text:p>0,0025120368</text:p>
          </table:table-cell>
          <table:table-cell office:value-type="string" calcext:value-type="string">
            <text:p>[Vs/rad]</text:p>
          </table:table-cell>
        </table:table-row>
        <table:table-row table:style-name="ro1">
          <table:table-cell office:value-type="string" calcext:value-type="string">
            <text:p>motor torque constant (Kt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[oz*in/A]</text:p>
          </table:table-cell>
          <table:table-cell table:formula="of:=[.C28]/5" office:value-type="float" office:value="0.118634070799944" calcext:value-type="float">
            <text:p>0,1186340708</text:p>
          </table:table-cell>
          <table:table-cell office:value-type="string" calcext:value-type="string">
            <text:p>[Nm/A]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ize: </text:p>
          </table:table-cell>
          <table:table-cell office:value-type="string" calcext:value-type="string">
            <text:p>37D x 68L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: </text:p>
          </table:table-cell>
          <table:table-cell office:value-type="string" calcext:value-type="string">
            <text:p>215 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diameter: </text:p>
          </table:table-cell>
          <table:table-cell office:value-type="string" calcext:value-type="string">
            <text:p>6 m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r ratio: </text:p>
          </table:table-cell>
          <table:table-cell office:value-type="string" calcext:value-type="string">
            <text:p>19: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speed @ 6V: </text:p>
          </table:table-cell>
          <table:table-cell office:value-type="string" calcext:value-type="string">
            <text:p>256 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6V: </text:p>
          </table:table-cell>
          <table:table-cell office:value-type="string" calcext:value-type="string">
            <text:p>25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6V: </text:p>
          </table:table-cell>
          <table:table-cell office:value-type="string" calcext:value-type="string">
            <text:p>250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6V: </text:p>
          </table:table-cell>
          <table:table-cell office:value-type="string" calcext:value-type="string">
            <text:p>42 oz·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Free-run speed @ 12V: </text:p>
          </table:table-cell>
          <table:table-cell office:value-type="string" calcext:value-type="string">
            <text:p>500 rp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12V: </text:p>
          </table:table-cell>
          <table:table-cell office:value-type="string" calcext:value-type="string">
            <text:p>3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12V: </text:p>
          </table:table-cell>
          <table:table-cell office:value-type="string" calcext:value-type="string">
            <text:p>50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12V: </text:p>
          </table:table-cell>
          <table:table-cell office:value-type="string" calcext:value-type="string">
            <text:p>84 oz·in 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Lead length: </text:p>
          </table:table-cell>
          <table:table-cell office:value-type="string" calcext:value-type="string">
            <text:p>11 in </text:p>
          </table:table-cell>
          <table:table-cell table:number-columns-repeated="3"/>
        </table:table-row>
      </table:table>
      <table:table table:name="New parameters" table:style-name="ta1">
        <table:table-column table:style-name="co1" table:default-cell-style-name="ce3"/>
        <table:table-column table:style-name="co6" table:default-cell-style-name="ce4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style-name="ce8" office:value-type="string" calcext:value-type="string">
            <text:p>Parametr</text:p>
          </table:table-cell>
          <table:table-cell table:style-name="ce8" office:value-type="string" calcext:value-type="string">
            <text:p>Wartość prod.</text:p>
          </table:table-cell>
          <table:table-cell table:style-name="ce8" office:value-type="string" calcext:value-type="string">
            <text:p>Jednostka</text:p>
          </table:table-cell>
          <table:table-cell table:style-name="ce8" office:value-type="string" calcext:value-type="string">
            <text:p>Wartość [SI]</text:p>
          </table:table-cell>
          <table:table-cell table:style-name="ce8" office:value-type="string" calcext:value-type="string">
            <text:p>Jednostka [SI]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7D × 68L</text:p>
          </table:table-cell>
          <table:table-cell office:value-type="string" calcext:value-type="string">
            <text:p>mm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g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18,75:1 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Free-run speed @ 12V</text:p>
          </table:table-cell>
          <table:table-cell office:value-type="float" office:value="58.2666044585" calcext:value-type="float">
            <text:p>58,2666044585</text:p>
          </table:table-cell>
          <table:table-cell office:value-type="string" calcext:value-type="string">
            <text:p>rad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-run current @ 12V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o weryfikacji</text:p>
          </table:table-cell>
        </table:table-row>
        <table:table-row table:style-name="ro1">
          <table:table-cell office:value-type="string" calcext:value-type="string">
            <text:p>Stall current @ 12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l torque @ 12V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 length</text:p>
          </table:table-cell>
          <table:table-cell office:value-type="float" office:value="0.2794" calcext:value-type="float">
            <text:p>0,279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d voltage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o weryfikacji</text:p>
          </table:table-cell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office:value-type="float" office:value="2.1449" calcext:value-type="float">
            <text:p>2,1449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table:formula="of:=([.B11]-[.B12]*[.B7])/[.B6]" office:value-type="float" office:value="0.194048204886437" calcext:value-type="float">
            <text:p>0,1940482049</text:p>
          </table:table-cell>
          <table:table-cell office:value-type="string" calcext:value-type="string">
            <text:p>V*s/ra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table:formula="of:=[.B13]" office:value-type="float" office:value="0.194048204886437" calcext:value-type="float">
            <text:p>0,1940482049</text:p>
          </table:table-cell>
          <table:table-cell office:value-type="string" calcext:value-type="string">
            <text:p>N*m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viscous friction coeff. (<text:span text:style-name="T1">β</text:span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*m*s/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static friction coeff. (<text:span text:style-name="T1">b</text:span>)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 style:data-style-name="N2" text:time-value="21:05:34.48837688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3:28.189112759</meta:creation-date>
    <dc:date>2017-05-26T21:47:15.678396609</dc:date>
    <meta:editing-duration>PT1H20M33S</meta:editing-duration>
    <meta:editing-cycles>10</meta:editing-cycles>
    <meta:generator>LibreOffice/5.1.6.2$Linux_X86_64 LibreOffice_project/10m0$Build-2</meta:generator>
    <meta:document-statistic meta:table-count="4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7cm" xlink:href=".." xlink:type="simple" chart:class="chart:scatter" chart:style-name="ch1">
        <chart:legend chart:legend-position="end" svg:x="10.869cm" svg:y="3.95cm" style:legend-expansion="high" chart:style-name="ch2"/>
        <chart:plot-area chart:style-name="ch3" table:cell-range-address="'Stare Parametry'.H7:'Stare Parametry'.I8 'Stare Parametry'.I6:'Stare Parametry'.I6" chart:data-source-has-labels="row" svg:x="0.319cm" svg:y="0.179cm" svg:width="10.231cm" svg:height="8.639cm">
          <chartooo:coordinate-region svg:x="1.231cm" svg:y="0.379cm" svg:width="9.132cm" svg:height="7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tare Parametry'.I7:'Stare Parametry'.I8" chart:label-cell-address="'Stare Parametry'.I6:'Stare Parametry'.I6" chart:class="chart:scatter">
            <chart:domain table:cell-range-address="'Stare Parametry'.H7:'Stare Parametry'.H8"/>
            <chart:regression-curve chart:style-name="ch7">
              <chart:equation chart:display-equation="true" chart:display-r-square="false" svg:x="1.727cm" svg:y="0.78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Free run torque</text:p>
                <draw:g>
                  <svg:desc>'Stare Parametry'.I6:'Stare Parametry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08257279987">
                <text:p>26.808257279987</text:p>
                <draw:g>
                  <svg:desc>'Stare Parametry'.H7:'Stare Parametry'.H8</svg:desc>
                </draw:g>
              </table:table-cell>
              <table:table-cell office:value-type="float" office:value="0.0538580328038652">
                <text:p>0.0538580328038652</text:p>
                <draw:g>
                  <svg:desc>'Stare Parametry'.I7:'Stare Parametry'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3598774999747">
                <text:p>52.3598774999747</text:p>
              </table:table-cell>
              <table:table-cell office:value-type="float" office:value="0.0646296393646382">
                <text:p>0.0646296393646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